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3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2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fo:color="#000000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3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4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5" office:value-type="string">
            <text:p>다운스케이팅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4" office:value-type="string">
            <text:p>몬스터 를 난타 한후 몬스터 스케이팅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5" office:value-type="string">
            <text:p>하이크래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4" office:value-type="string">
            <text:p>공중으로 띄워 바닥에 내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5" office:value-type="string">
            <text:p>공간참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4" office:value-type="string">
            <text:p>공간을 베는 전체 공격을 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5" office:value-type="string">
            <text:p>돌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4" office:value-type="string">
            <text:p>강한 돌격으로 적을 쓰러트린다. <text:s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5" office:value-type="string">
            <text:p>드래곤헌팅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4" office:value-type="string">
            <text:p>강한 회전으로 주변을 물리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5" office:value-type="string">
            <text:p>3연난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4" office:value-type="string">
            <text:p>2연속 띄우고 스크류 드라이버 <text:s/>공격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6" office:value-type="string">
            <text:p>백다운피스톨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4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6" office:value-type="string">
            <text:p>스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4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6" office:value-type="string">
            <text:p>스핀샷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4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6" office:value-type="string">
            <text:p>힐링팩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4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6" office:value-type="string">
            <text:p>안드로메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4" office:value-type="string">
            <text:p>우주병기를 이용하여 전체 공격한다. 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6" office:value-type="string">
            <text:p>발칸샷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4" office:value-type="string">
            <text:p>강력한 발칸포로 연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6" office:value-type="string">
            <text:p>3콤건컷터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7" office:value-type="string">
            <text:p>2연속 공격후 건으로 난무 <text:s text:c="15"/>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6"/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6" office:value-type="string">
            <text:p>쌍염탄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8" office:value-type="string">
            <text:p>두발의 화염구를 발사 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6" office:value-type="string">
            <text:p>토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8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6" office:value-type="string">
            <text:p>스카이락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9" office:value-type="string">
            <text:p>바위를 소환해 몬스터를 띄운다 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50" office:value-type="string">
            <text:p>빙룡소환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51" office:value-type="string">
            <text:p>아이스 드래곤을 소환해 공격한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2" office:value-type="string">
            <text:p>블랙홀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4" office:value-type="string">
            <text:p>블랙홀을 소환해 몬스터를 빨아들인다.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2" office:value-type="string">
            <text:p>뇌룡승천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9" office:value-type="string">
            <text:p>썬더드래곤을 소환해 공격한다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9" office:value-type="string">
            <text:p>얼음화살</text:p>
          </table:table-cell>
          <table:table-cell/>
          <table:table-cell table:style-name="ce59"/>
          <table:table-cell table:style-name="ce41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8" office:value-type="string">
            <text:p>얼음화살을 적에게 발사 한다.</text:p>
          </table:table-cell>
          <table:table-cell/>
          <table:table-cell table:style-name="ce41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4" office:value-type="string">
            <text:p>소드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5" office:value-type="string">
            <text:p>검사의 ATT 를 N0%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5" office:value-type="string">
            <text:p>생명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5" office:value-type="string">
            <text:p>캐릭터의 생명력이 + N0 상승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5" office:value-type="string">
            <text:p>극한의 저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5" office:value-type="string">
            <text:p>HP 20%이하일 경우 공격력 N0% 상승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5" office:value-type="string">
            <text:p>철벽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5" office:value-type="string">
            <text:p>N0% 의 확률로 적의 데미지 가 반감(50%)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5" office:value-type="string">
            <text:p>맹독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5" office:value-type="string">
            <text:p>기본타 공격시 N0% 의 확률로 적이 독에 걸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5" office:value-type="string">
            <text:p>고양이 눈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5" office:value-type="string">
            <text:p>어두운 곳에서 시력을 잃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5" office:value-type="string">
            <text:p>참격 수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5" office:value-type="string">
            <text:p>공간 참격의 크리티컬 확률을 N0% 높힌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4" office:value-type="string">
            <text:p>건 마스터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5" office:value-type="string">
            <text:p>거너 의 ATT 를 <text:s/>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5" office:value-type="string">
            <text:p>치명타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5" office:value-type="string">
            <text:p>치명타 공격력을 N0% 증대 시킨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5" office:value-type="string">
            <text:p>고난도 회피 숙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5" office:value-type="string">
            <text:p>N0% 확률로 치명타 데미지 를 받지 않는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5" office:value-type="string">
            <text:p>에너지 게이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5" office:value-type="string">
            <text:p>MP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5" office:value-type="string">
            <text:p>감정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5" office:value-type="string">
            <text:p>N0 LV 아이템의 숨겨진 능력을 감정 할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5" office:value-type="string">
            <text:p>스턴샷 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5" office:value-type="string">
            <text:p>스턴의 지속 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5" office:value-type="string">
            <text:p>힐링팩부스터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5" office:value-type="string">
            <text:p>힐링 능력이 N0% 증가 하고 마나 소모량이 N0% 늘어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4" office:value-type="string">
            <text:p>매직마스터리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5" office:value-type="string">
            <text:p>법사의 ATT 를 N0% 상승 시켜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5" office:value-type="string">
            <text:p>상성강화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5" office:value-type="string">
            <text:p>상성 공격에 의한 피해가 N0% <text:s/>증가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5" office:value-type="string">
            <text:p>회복증대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5" office:value-type="string">
            <text:p>HP/MP 의 회복 속도가 N0% 증가 한다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5" office:value-type="string">
            <text:p>기술수련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5" office:value-type="string">
            <text:p>10초 이상 쿨타임 을 가지는 스킬 의 쿨 타임이 N0 초 감소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5" office:value-type="string">
            <text:p>눈부신 성장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5" office:value-type="string">
            <text:p>레벨 업 시 N0% 확률로 추가 능력 치를 상승 시켜 준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5" office:value-type="string">
            <text:p>고대어 습득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5" office:value-type="string">
            <text:p>N0Lv 고대언어로 된 서적을 읽을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5" office:value-type="string">
            <text:p>냉기 훈련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5" office:value-type="string">
            <text:p>얼음화살 아이스 빙룡 소환의 동결 지속시간을 N0 초 늘린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4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4" office:value-type="string">
            <text:p>잡기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5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5" office:value-type="string">
            <text:p>라인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5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5" office:value-type="string">
            <text:p>데시 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5" office:value-type="string">
            <text:p>스타일 공통|방향키 앞앞 <text:s/>또는 44 / 66 중 확인 또는 5번키 |데시 후 <text:s/>공격을 한다. <text:s/>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5" office:value-type="string">
            <text:p>가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5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5" office:value-type="string">
            <text:p>챠지어택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5" office:value-type="string">
            <text:p>건너 전용| 확인 또는 5번 키 누르고 있다 뗀다. |건너 일때 발동 기를 모은 후 발사 한다. 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5" office:value-type="string">
            <text:p>마나 충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5" office:value-type="string">
            <text:p>법사 전용| 확인 또는 5번키 누르고 있는다.|법사일때 <text:s/>마나 충전을 한다.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3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41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37" office:value-type="string">
            <text:p>명성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41" office:value-type="string">
            <text:p>포인트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41" office:value-type="string">
            <text:p>DEX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37" office:value-type="string">
            <text:p>BLK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37" office:value-type="string">
            <text:p>H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37" office:value-type="string">
            <text:p>MP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37" office:value-type="string">
            <text:p>%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41" office:value-type="string">
            <text:p>Lv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41" office:value-type="string">
            <text:p>소켓 없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37" office:value-type="string">
            <text:p>검사 공격력/방어력 증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37" office:value-type="string">
            <text:p>건너 공격력/크리/회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37" office:value-type="string">
            <text:p>생명력/방어력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37" office:value-type="string">
            <text:p>법사 공격력/마나/회복률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37" office:value-type="string">
            <text:p>여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37" office:value-type="string">
            <text:p>남자 전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37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37" office:value-type="string">
            <text:p>노멀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37" office:value-type="string">
            <text:p>사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37" office:value-type="string">
            <text:p>퀵 슬롯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37" office:value-type="string">
            <text:p>버림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37" office:value-type="string">
            <text:p>이동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37" office:value-type="string">
            <text:p>장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nEquip</text:p>
          </table:table-cell>
          <table:table-cell table:style-name="ce35" office:value-type="string">
            <text:p>unEquip</text:p>
          </table:table-cell>
          <table:table-cell table:style-name="ce37" office:value-type="string">
            <text:p>해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JamStone</text:p>
          </table:table-cell>
          <table:table-cell table:style-name="ce37" office:value-type="string">
            <text:p>잼스톤</text:p>
          </table:table-cell>
          <table:table-cell table:style-name="ce37" office:value-type="string">
            <text:p>잼스톤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41" office:value-type="string">
            <text:p>스워드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37" office:value-type="string">
            <text:p>건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8" office:value-type="string">
            <text:p>Magic</text:p>
          </table:table-cell>
          <table:table-cell table:style-name="ce37" office:value-type="string">
            <text:p>매직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37" office:value-type="string">
            <text:p>공용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41" office:value-type="string">
            <text:p>액티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9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41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37"/>
          <table:table-cell table:style-name="ce41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40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41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37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37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37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41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41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41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41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41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41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41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41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37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2">
          <table:table-cell table:style-name="ce5" office:value-type="string">
            <text:p>UP_0</text:p>
          </table:table-cell>
          <table:table-cell table:style-name="ce37" office:value-type="string">
            <text:p>장비</text:p>
          </table:table-cell>
          <table:table-cell table:style-name="ce37" office:value-type="string">
            <text:p>장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1</text:p>
          </table:table-cell>
          <table:table-cell table:style-name="ce37" office:value-type="string">
            <text:p>강화석</text:p>
          </table:table-cell>
          <table:table-cell table:style-name="ce37" office:value-type="string">
            <text:p>강화석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2</text:p>
          </table:table-cell>
          <table:table-cell table:style-name="ce37" office:value-type="string">
            <text:p>수수료</text:p>
          </table:table-cell>
          <table:table-cell table:style-name="ce37" office:value-type="string">
            <text:p>수수료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UP_3</text:p>
          </table:table-cell>
          <table:table-cell table:style-name="ce37" office:value-type="string">
            <text:p>강화</text:p>
          </table:table-cell>
          <table:table-cell table:style-name="ce37" office:value-type="string">
            <text:p>강화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37"/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41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41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41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41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41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장착된 아이템 입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7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구입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8</text:p>
          </table:table-cell>
          <table:table-cell table:style-name="ce32" office:value-type="string">
            <text:p>Already quipped.</text:p>
          </table:table-cell>
          <table:table-cell table:style-name="ce41" office:value-type="string">
            <text:p>판매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9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골드가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0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조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1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을 강화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2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3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아이템 강화 성공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4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유지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5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실패, 강화도 하락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6</text:p>
          </table:table-cell>
          <table:table-cell table:style-name="ce32" office:value-type="string">
            <text:p>No enough spaces in the bag.</text:p>
          </table:table-cell>
          <table:table-cell table:style-name="ce41" office:value-type="string">
            <text:p>강화 대실패, 아이템 파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GEM_SUM</text:p>
          </table:table-cell>
          <table:table-cell table:style-name="ce32"/>
          <table:table-cell table:style-name="ce41" office:value-type="string">
            <text:p>합계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0</text:p>
          </table:table-cell>
          <table:table-cell table:style-name="ce32"/>
          <table:table-cell table:style-name="ce41" office:value-type="string">
            <text:p>지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1</text:p>
          </table:table-cell>
          <table:table-cell table:style-name="ce32"/>
          <table:table-cell table:style-name="ce41" office:value-type="string">
            <text:p>수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2</text:p>
          </table:table-cell>
          <table:table-cell table:style-name="ce32"/>
          <table:table-cell table:style-name="ce41" office:value-type="string">
            <text:p>화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GEM_3</text:p>
          </table:table-cell>
          <table:table-cell table:style-name="ce32"/>
          <table:table-cell table:style-name="ce41" office:value-type="string">
            <text:p>풍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Gold</text:p>
          </table:table-cell>
          <table:table-cell table:style-name="ce32" office:value-type="string">
            <text:p>Gold</text:p>
          </table:table-cell>
          <table:table-cell table:style-name="ce41" office:value-type="string">
            <text:p>Gold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41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41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41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1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41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41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2">
          <table:table-cell table:style-name="ce5" office:value-type="string">
            <text:p>Mix</text:p>
          </table:table-cell>
          <table:table-cell table:style-name="ce41" office:value-type="string">
            <text:p>조합</text:p>
          </table:table-cell>
          <table:table-cell table:style-name="ce41" office:value-type="string">
            <text:p>조합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MakeNum</text:p>
          </table:table-cell>
          <table:table-cell table:style-name="ce41" office:value-type="string">
            <text:p>수량</text:p>
          </table:table-cell>
          <table:table-cell table:style-name="ce41" office:value-type="string">
            <text:p>수량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NeedNum</text:p>
          </table:table-cell>
          <table:table-cell table:style-name="ce41" office:value-type="string">
            <text:p>필요수량</text:p>
          </table:table-cell>
          <table:table-cell table:style-name="ce41" office:value-type="string">
            <text:p>필요수량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41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41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41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41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41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41" office:value-type="string">
            <text:p>골렘슬레이어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2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2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2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2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2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2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ix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Mix_0</text:p>
          </table:table-cell>
          <table:table-cell table:style-name="ce85" office:value-type="string">
            <text:p>하급 활 조합서</text:p>
          </table:table-cell>
          <table:table-cell table:style-name="ce85" office:value-type="string">
            <text:p>하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1</text:p>
          </table:table-cell>
          <table:table-cell table:style-name="ce85" office:value-type="string">
            <text:p>중급 활 조합서</text:p>
          </table:table-cell>
          <table:table-cell table:style-name="ce85" office:value-type="string">
            <text:p>중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2</text:p>
          </table:table-cell>
          <table:table-cell table:style-name="ce85" office:value-type="string">
            <text:p>상급 활 조합서</text:p>
          </table:table-cell>
          <table:table-cell table:style-name="ce85" office:value-type="string">
            <text:p>상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3</text:p>
          </table:table-cell>
          <table:table-cell table:style-name="ce85" office:value-type="string">
            <text:p>고급 활 조합서</text:p>
          </table:table-cell>
          <table:table-cell table:style-name="ce85" office:value-type="string">
            <text:p>고급 활 조합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Mix_4</text:p>
          </table:table-cell>
          <table:table-cell table:style-name="ce85" office:value-type="string">
            <text:p>포션 조합서</text:p>
          </table:table-cell>
          <table:table-cell table:style-name="ce85" office:value-type="string">
            <text:p>포션 조합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tone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UP_STONE_0</text:p>
          </table:table-cell>
          <table:table-cell table:style-name="ce85" office:value-type="string">
            <text:p>일반 강화석</text:p>
          </table:table-cell>
          <table:table-cell table:style-name="ce85" office:value-type="string">
            <text:p>일반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1</text:p>
          </table:table-cell>
          <table:table-cell table:style-name="ce85" office:value-type="string">
            <text:p>고급 강화석</text:p>
          </table:table-cell>
          <table:table-cell table:style-name="ce85" office:value-type="string">
            <text:p>고급 강화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UP_STONE_2</text:p>
          </table:table-cell>
          <table:table-cell table:style-name="ce85" office:value-type="string">
            <text:p>최고급 강화석</text:p>
          </table:table-cell>
          <table:table-cell table:style-name="ce85" office:value-type="string">
            <text:p>최고급 강화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em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EM_STONE_0</text:p>
          </table:table-cell>
          <table:table-cell table:style-name="ce85" office:value-type="string">
            <text:p>하급가넷</text:p>
          </table:table-cell>
          <table:table-cell table:style-name="ce85" office:value-type="string">
            <text:p>하급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</text:p>
          </table:table-cell>
          <table:table-cell table:style-name="ce85" office:value-type="string">
            <text:p>가넷</text:p>
          </table:table-cell>
          <table:table-cell table:style-name="ce85" office:value-type="string">
            <text:p>가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2</text:p>
          </table:table-cell>
          <table:table-cell table:style-name="ce85" office:value-type="string">
            <text:p>퍼플스타</text:p>
          </table:table-cell>
          <table:table-cell table:style-name="ce85" office:value-type="string">
            <text:p>퍼플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3</text:p>
          </table:table-cell>
          <table:table-cell table:style-name="ce85" office:value-type="string">
            <text:p>하급문스톤</text:p>
          </table:table-cell>
          <table:table-cell table:style-name="ce85" office:value-type="string">
            <text:p>하급문스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4</text:p>
          </table:table-cell>
          <table:table-cell table:style-name="ce85" office:value-type="string">
            <text:p>문스톤</text:p>
          </table:table-cell>
          <table:table-cell table:style-name="ce85" office:value-type="string">
            <text:p>문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5</text:p>
          </table:table-cell>
          <table:table-cell table:style-name="ce85" office:value-type="string">
            <text:p>세일론</text:p>
          </table:table-cell>
          <table:table-cell table:style-name="ce85" office:value-type="string">
            <text:p>세일론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6</text:p>
          </table:table-cell>
          <table:table-cell table:style-name="ce85" office:value-type="string">
            <text:p>하급루비</text:p>
          </table:table-cell>
          <table:table-cell table:style-name="ce85" office:value-type="string">
            <text:p>하급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7</text:p>
          </table:table-cell>
          <table:table-cell table:style-name="ce85" office:value-type="string">
            <text:p>루비</text:p>
          </table:table-cell>
          <table:table-cell table:style-name="ce85" office:value-type="string">
            <text:p>루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8</text:p>
          </table:table-cell>
          <table:table-cell table:style-name="ce85" office:value-type="string">
            <text:p>현자의 돌</text:p>
          </table:table-cell>
          <table:table-cell table:style-name="ce85" office:value-type="string">
            <text:p>현자의 돌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3">
          <table:table-cell table:style-name="ce78" office:value-type="string">
            <text:p>GEM_STONE_9</text:p>
          </table:table-cell>
          <table:table-cell table:style-name="ce85" office:value-type="string">
            <text:p>하급 에메랄드</text:p>
          </table:table-cell>
          <table:table-cell table:style-name="ce85" office:value-type="string">
            <text:p>하급 에메랄드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0</text:p>
          </table:table-cell>
          <table:table-cell table:style-name="ce85" office:value-type="string">
            <text:p>에메랄드</text:p>
          </table:table-cell>
          <table:table-cell table:style-name="ce85" office:value-type="string">
            <text:p>에메랄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1</text:p>
          </table:table-cell>
          <table:table-cell table:style-name="ce85" office:value-type="string">
            <text:p>샤이닝스톤</text:p>
          </table:table-cell>
          <table:table-cell table:style-name="ce85" office:value-type="string">
            <text:p>샤이닝스톤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table:style-name="ce78" office:value-type="string">
            <text:p>GEM_STONE_12</text:p>
          </table:table-cell>
          <table:table-cell table:style-name="ce85" office:value-type="string">
            <text:p>땅의정령석</text:p>
          </table:table-cell>
          <table:table-cell table:style-name="ce85" office:value-type="string">
            <text:p>땅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3</text:p>
          </table:table-cell>
          <table:table-cell table:style-name="ce85" office:value-type="string">
            <text:p>물의정력석</text:p>
          </table:table-cell>
          <table:table-cell table:style-name="ce85" office:value-type="string">
            <text:p>물의정력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4</text:p>
          </table:table-cell>
          <table:table-cell table:style-name="ce85" office:value-type="string">
            <text:p>불의정령석</text:p>
          </table:table-cell>
          <table:table-cell table:style-name="ce85" office:value-type="string">
            <text:p>불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5</text:p>
          </table:table-cell>
          <table:table-cell table:style-name="ce85" office:value-type="string">
            <text:p>바람의정령석</text:p>
          </table:table-cell>
          <table:table-cell table:style-name="ce85" office:value-type="string">
            <text:p>바람의정령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6</text:p>
          </table:table-cell>
          <table:table-cell table:style-name="ce85" office:value-type="string">
            <text:p>실피드석</text:p>
          </table:table-cell>
          <table:table-cell table:style-name="ce85" office:value-type="string">
            <text:p>실피드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7</text:p>
          </table:table-cell>
          <table:table-cell table:style-name="ce85" office:value-type="string">
            <text:p>이프리타석</text:p>
          </table:table-cell>
          <table:table-cell table:style-name="ce85" office:value-type="string">
            <text:p>이프리타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EM_STONE_18</text:p>
          </table:table-cell>
          <table:table-cell table:style-name="ce85" office:value-type="string">
            <text:p>만능 정령석</text:p>
          </table:table-cell>
          <table:table-cell table:style-name="ce85" office:value-type="string">
            <text:p>만능 정령석</text:p>
          </table:table-cell>
          <table:table-cell table:number-columns-repeated="253"/>
        </table:table-row>
        <table:table-row table:style-name="ro2">
          <table:table-cell table:style-name="ce78"/>
          <table:table-cell table:style-name="ce85" table:number-columns-repeated="2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2009-09-18</text:date>, <text:time>16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09-18T16:45:44.18</dc:date>
    <meta:editing-cycles>358</meta:editing-cycles>
    <meta:editing-duration>PT285H06M28S</meta:editing-duration>
    <meta:document-statistic meta:table-count="7" meta:cell-count="2618" meta:object-count="0"/>
    <meta:user-defined meta:name="Info 2"/>
    <meta:user-defined meta:name="Info 3"/>
    <meta:user-defined meta:name="Info 4"/>
    <meta:user-defined meta:name="Version">11.6568</meta:user-defined>
  </office:meta>
</office:document-meta>
</file>